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10">
      <style:text-properties style:font-name="ArialMT" fo:font-size="12pt"/>
    </style:style>
    <style:style style:name="P9"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8"/>
    <style:style style:name="P67" style:family="paragraph" style:parent-style-name="Standard" style:list-style-name="L59"/>
    <style:style style:name="P68" style:family="paragraph" style:parent-style-name="Standard" style:list-style-name="L60"/>
    <style:style style:name="P69" style:family="paragraph" style:parent-style-name="Standard" style:list-style-name="L61"/>
    <style:style style:name="P70" style:family="paragraph" style:parent-style-name="Standard" style:list-style-name="L62"/>
    <style:style style:name="P71" style:family="paragraph" style:parent-style-name="Standard" style:list-style-name="L63"/>
    <style:style style:name="P72" style:family="paragraph" style:parent-style-name="Standard" style:list-style-name="L64"/>
    <style:style style:name="P73" style:family="paragraph" style:parent-style-name="Standard" style:list-style-name="L65"/>
    <style:style style:name="P74" style:family="paragraph" style:parent-style-name="Standard" style:list-style-name="L66"/>
    <style:style style:name="P75" style:family="paragraph" style:parent-style-name="Standard" style:list-style-name="L67"/>
    <style:style style:name="P76" style:family="paragraph" style:parent-style-name="Standard" style:list-style-name="L68"/>
    <style:style style:name="P77" style:family="paragraph" style:parent-style-name="Standard" style:list-style-name="L69"/>
    <style:style style:name="P78" style:family="paragraph" style:parent-style-name="Standard" style:list-style-name="L70"/>
    <style:style style:name="P79" style:family="paragraph" style:parent-style-name="Standard" style:list-style-name="L71"/>
    <style:style style:name="P80" style:family="paragraph" style:parent-style-name="Standard" style:list-style-name="L72"/>
    <style:style style:name="P81" style:family="paragraph" style:parent-style-name="Standard" style:list-style-name="L73"/>
    <style:style style:name="P82" style:family="paragraph" style:parent-style-name="Standard" style:list-style-name="L74"/>
    <style:style style:name="P83" style:family="paragraph" style:parent-style-name="Standard" style:list-style-name="L75"/>
    <style:style style:name="P84" style:family="paragraph" style:parent-style-name="Standard" style:list-style-name="L76"/>
    <style:style style:name="P85" style:family="paragraph" style:parent-style-name="Standard" style:list-style-name="L77"/>
    <style:style style:name="P86" style:family="paragraph" style:parent-style-name="Standard" style:list-style-name="L78"/>
    <style:style style:name="P87" style:family="paragraph" style:parent-style-name="Standard" style:list-style-name="L79"/>
    <style:style style:name="P88" style:family="paragraph" style:parent-style-name="Standard" style:list-style-name="L80"/>
    <style:style style:name="P89" style:family="paragraph" style:parent-style-name="Standard" style:list-style-name="L81"/>
    <style:style style:name="P90" style:family="paragraph" style:parent-style-name="Standard" style:list-style-name="L82"/>
    <style:style style:name="P91" style:family="paragraph" style:parent-style-name="Standard" style:list-style-name="L83"/>
    <style:style style:name="P92" style:family="paragraph" style:parent-style-name="Standard" style:list-style-name="L84"/>
    <style:style style:name="P93" style:family="paragraph" style:parent-style-name="Standard" style:list-style-name="L85"/>
    <style:style style:name="P94" style:family="paragraph" style:parent-style-name="Standard" style:list-style-name="L86"/>
    <style:style style:name="P95" style:family="paragraph" style:parent-style-name="Standard" style:list-style-name="L87"/>
    <style:style style:name="P96" style:family="paragraph" style:parent-style-name="Standard" style:list-style-name="L88"/>
    <style:style style:name="P97" style:family="paragraph" style:parent-style-name="Standard" style:list-style-name="L89"/>
    <style:style style:name="P98" style:family="paragraph" style:parent-style-name="Standard" style:list-style-name="L90"/>
    <style:style style:name="P99" style:family="paragraph" style:parent-style-name="Standard" style:list-style-name="L91"/>
    <style:style style:name="P100" style:family="paragraph" style:parent-style-name="Standard" style:list-style-name="L92"/>
    <style:style style:name="P101" style:family="paragraph" style:parent-style-name="Standard" style:list-style-name="L94"/>
    <style:style style:name="P102" style:family="paragraph" style:parent-style-name="Standard" style:list-style-name="L93">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loext:opacity="100%"/>
    </style:style>
    <style:style style:name="T5" style:family="text">
      <style:text-properties fo:color="#2300dc" style:font-name="arial" fo:font-size="7.5pt" style:font-size-asian="7.5pt" loext:opacity="100%"/>
    </style:style>
    <style:style style:name="T6" style:family="text">
      <style:text-properties fo:color="#222222" style:font-name="arial" fo:font-size="7.5pt" style:font-size-asian="7.5pt" loext:opacity="100%"/>
    </style:style>
    <style:style style:name="T7" style:family="text">
      <style:text-properties fo:color="#222222" fo:font-size="10pt" style:font-size-asian="10pt" style:font-size-complex="10pt" loext:opacity="100%"/>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loext:opacity="100%"/>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loext:opacity="100%"/>
    </style:style>
    <style:style style:name="T12" style:family="text">
      <style:text-properties fo:color="#fc0107" fo:font-weight="bold" style:font-weight-asian="bold" style:font-weight-complex="bold" loext:opacity="100%"/>
    </style:style>
    <style:style style:name="T13" style:family="text">
      <style:text-properties fo:color="#c5000b" fo:font-weight="bold" style:font-weight-asian="bold" style:font-weight-complex="bold" loext:opacity="100%"/>
    </style:style>
    <style:style style:name="T14" style:family="text">
      <style:text-properties fo:color="#cc0000" loext:opacity="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2">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Version history <text:s/>(PyOTE description is at end)</text:p>
      <text:p text:style-name="Standard"/>
      <text:p text:style-name="Standard">version 3.8.5</text:p>
      <text:list xml:id="list7769228662862954579" text:style-name="L94">
        <text:list-item>
          <text:p text:style-name="P101">changed the way QGridLayout was referenced.<text:line-break/></text:p>
        </text:list-item>
      </text:list>
      <text:p text:style-name="Standard">version 3.8.4</text:p>
      <text:list xml:id="list1777347109630213063" text:style-name="L1">
        <text:list-item>
          <text:p text:style-name="P10">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10"/>
        </text:list-item>
      </text:list>
      <text:p text:style-name="Standard">version 3.8.3</text:p>
      <text:list xml:id="list8117796508263572232" text:style-name="L2">
        <text:list-item>
          <text:p text:style-name="P11">adds display of light-curve name (if available in the csv file) to the curve-to-be-analyzed and the normalization curve next to their selection spinners.<text:line-break/></text:p>
        </text:list-item>
      </text:list>
      <text:p text:style-name="Standard">version 3.8.2</text:p>
      <text:list xml:id="list8028696898190812688" text:style-name="L3">
        <text:list-item>
          <text:p text:style-name="P12">3.7.5 introduced a scrollable GUI for small screens. Unfortunately, that caused resizing problem for all users. The version reverts back to the original GUI design.<text:line-break/></text:p>
        </text:list-item>
        <text:list-item>
          <text:p text:style-name="P12">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5516836581350547007" text:style-name="L4">
        <text:list-item>
          <text:p text:style-name="P13">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3683485603899274223" text:style-name="L5">
        <text:list-item>
          <text:p text:style-name="P14">adds a tutorial button to supply a quick-start for new or infrequent users.<text:line-break/></text:p>
        </text:list-item>
      </text:list>
      <text:p text:style-name="Standard">version 3.7.9</text:p>
      <text:list xml:id="list9212740181737260301" text:style-name="L6">
        <text:list-item>
          <text:p text:style-name="P15">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3">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962218800826408726" text:style-name="L7">
        <text:list-item>
          <text:p text:style-name="P16">added visible left, top, and bottom axes to main plot (with ticks to make easier to associate timestamp with point).<text:line-break/></text:p>
        </text:list-item>
      </text:list>
      <text:p text:style-name="Standard"><text:soft-page-break/>version 3.7.7</text:p>
      <text:list xml:id="list8480998108503505050" text:style-name="L8">
        <text:list-item>
          <text:p text:style-name="P17">if timestamps are available in the csv file, they are used as x axis labels in the main plot.<text:line-break/></text:p>
        </text:list-item>
      </text:list>
      <text:p text:style-name="Standard">version 3.7.6</text:p>
      <text:list xml:id="list8542374328120278979" text:style-name="L9">
        <text:list-item>
          <text:p text:style-name="P18">changed the way QMainWindow and Qapplication were referenced to accommodate the latest Anaconda version, which has reorganized where those modules are stored. </text:p>
          <text:p text:style-name="P18">This was causing a fatal startup error.<text:line-break/> </text:p>
        </text:list-item>
      </text:list>
      <text:p text:style-name="Standard">version 3.7.5</text:p>
      <text:list xml:id="list3430728345522552942" text:style-name="L10">
        <text:list-item>
          <text:p text:style-name="P8">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8">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5042549674960404474" text:style-name="L11">
        <text:list-item>
          <text:p text:style-name="P19">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3505805141174427524" text:style-name="L12">
        <text:list-item>
          <text:p text:style-name="P20">adds code line needed by any Mac users that are running Big Sur<text:line-break/></text:p>
        </text:list-item>
      </text:list>
      <text:p text:style-name="Standard">version 3.7.2</text:p>
      <text:list xml:id="list7283884281563027573" text:style-name="L13">
        <text:list-item>
          <text:p text:style-name="P21">fixes bug that caused all analysis attempts to 'stall'</text:p>
        </text:list-item>
      </text:list>
      <text:p text:style-name="Standard"/>
      <text:p text:style-name="Standard">version 3.7.1</text:p>
      <text:list xml:id="list8264576589666222724" text:style-name="L14">
        <text:list-item>
          <text:p text:style-name="P22">fixed a bug in the r limb angle entry<text:line-break/></text:p>
        </text:list-item>
      </text:list>
      <text:p text:style-name="Standard">version 3.7.0</text:p>
      <text:list xml:id="list6269785753673712418" text:style-name="L15">
        <text:list-item>
          <text:p text:style-name="P23">adds right-click help to ast speed label giving the equation to use if asteroid speed is not available but asteroid diameter and maximum duration are specified<text:line-break/></text:p>
        </text:list-item>
        <text:list-item>
          <text:p text:style-name="P23">adds suggestion to right-click help on penumbral fit checkbox for how to find the <text:soft-page-break/>penumbral curve csv file that is provided for practice purposes.<text:line-break/></text:p>
        </text:list-item>
      </text:list>
      <text:p text:style-name="Standard">version 3.6.8</text:p>
      <text:list xml:id="list9123556051346804060" text:style-name="L16">
        <text:list-item>
          <text:p text:style-name="P24">adds modeling of off centerline observations to lightcurve calibration curve generation<text:line-break/></text:p>
        </text:list-item>
      </text:list>
      <text:p text:style-name="Standard">version 3.6.7</text:p>
      <text:list xml:id="list6556960375695368733" text:style-name="L17">
        <text:list-item>
          <text:p text:style-name="P25">clarified the location of the Enable Manual Timestamp Entry checkbox in the pop-up message appears when there are no timestamps in the csv file.<text:line-break/></text:p>
        </text:list-item>
      </text:list>
      <text:p text:style-name="Standard">version 3.6.6</text:p>
      <text:list xml:id="list8549408797088058442" text:style-name="L18">
        <text:list-item>
          <text:p text:style-name="P26">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3643429552530916100" text:style-name="L19">
        <text:list-item>
          <text:p text:style-name="P27">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331011537038838195" text:style-name="L20">
        <text:list-item>
          <text:p text:style-name="P28">version 3.6.2 would open .xlsx Report file on Mac, but not Windows. This version attempts to fix that (Windows needs a different command to open a file).<text:line-break/></text:p>
        </text:list-item>
      </text:list>
      <text:p text:style-name="Standard">version 3.6.2</text:p>
      <text:list xml:id="list5128906984801787720" text:style-name="L21">
        <text:list-item>
          <text:p text:style-name="P29">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818279208426586779" text:style-name="L22">
        <text:list-item>
          <text:p text:style-name="P30">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4">… fill Excel report </text:span>button<text:line-break/></text:p>
        </text:list-item>
      </text:list>
      <text:p text:style-name="Standard">version 3.6.0</text:p>
      <text:list xml:id="list5229555490967441052" text:style-name="L23">
        <text:list-item>
          <text:p text:style-name="P31"><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4">...</text:span><text:line-break/><text:line-break/><text:span text:style-name="T14">…</text:span> <text:span text:style-name="T14">MUST BE CONVERTED to .xlsx for use by PyOTE!<text:line-break/></text:span></text:p>
          <text:p text:style-name="P31"><text:span text:style-name="T14">… For Windows users, Excel will read an .xls file and save it as .xlsx<text:line-break/>…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4">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8201625296976236217" text:style-name="L24">
        <text:list-item>
          <text:p text:style-name="P32">fixed another bug in penumbral curve fit and removed diagnostic printouts.<text:line-break/></text:p>
        </text:list-item>
      </text:list>
      <text:p text:style-name="Standard">version 3.5.8</text:p>
      <text:list xml:id="list4803939568634047175" text:style-name="L25">
        <text:list-item>
          <text:p text:style-name="P33">fixed a number of bugs in the penumbral curve fit code<text:line-break/></text:p>
        </text:list-item>
      </text:list>
      <text:p text:style-name="Standard">version 3.5.7</text:p>
      <text:list xml:id="list6152661767396093193" text:style-name="L26">
        <text:list-item>
          <text:p text:style-name="P34">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text:soft-page-break/>subtle/minor).<text:line-break/> </text:p>
        </text:list-item>
      </text:list>
      <text:p text:style-name="Standard">version 3.5.6</text:p>
      <text:list xml:id="list5506843462141357409" text:style-name="L27">
        <text:list-item>
          <text:p text:style-name="P35">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3017107221911259467" text:style-name="L28">
        <text:list-item>
          <text:p text:style-name="P36">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8448629949853964116" text:style-name="L29">
        <text:list-item>
          <text:p text:style-name="P37">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4870931530444128460" text:style-name="L30">
        <text:list-item>
          <text:p text:style-name="P38">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5544763156512914135" text:style-name="L31">
        <text:list-item>
          <text:p text:style-name="P39">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7616420587562174084" text:style-name="L32">
        <text:list-item>
          <text:p text:style-name="P40">Added additional references to the North American Excel Spreadsheet report in the new section of the final report that bangs on about the start-of-exposure timing convention.<text:line-break/></text:p>
        </text:list-item>
      </text:list>
      <text:p text:style-name="Standard">version 3.5.0</text:p>
      <text:list xml:id="list6382513558693669854" text:style-name="L33">
        <text:list-item>
          <text:p text:style-name="P41">When PyMovie files are read, the aperture names are now being used in the <text:soft-page-break/>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41">NEW: when 'trims' have been placed, a 'write csv' process will honor those values and produce a 'trimmed' output file.<text:line-break/></text:p>
        </text:list-item>
        <text:list-item>
          <text:p text:style-name="P41">NEW: when a light curve has been 'normalized', the changed values are written to the data table where, once again, a 'write csv' process will capture the results.<text:line-break/></text:p>
        </text:list-item>
        <text:list-item>
          <text:p text:style-name="P41">Added additional reminders that the start-of-exposure timestamp/timing convention is employed.</text:p>
        </text:list-item>
      </text:list>
      <text:p text:style-name="Standard"/>
      <text:p text:style-name="Standard">version 3.4.9</text:p>
      <text:list xml:id="list714872481570168161" text:style-name="L34">
        <text:list-item>
          <text:p text:style-name="P42">Added some explanatory language to the “Excel report” section regarding the proper interpretation of the 'false positive probability' number.<text:line-break/></text:p>
        </text:list-item>
      </text:list>
      <text:p text:style-name="Standard">version 3.4.8</text:p>
      <text:list xml:id="list2093132062724648893" text:style-name="L35">
        <text:list-item>
          <text:p text:style-name="P43">This version deals more realistically with high magDrop lightcurves by defining a 'limiting magDrop' as: <text:line-break/><text:line-break/><text:tab/>limMagDrop = 2.5 * log10( B / std(A) ) <text:line-break/><text:line-break/><text:tab/>std(A) is the noise level of A.</text:p>
          <text:p text:style-name="P43"><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7667379185955097948" text:style-name="L36">
        <text:list-item>
          <text:p text:style-name="P44">Automatically loads the correct version of Adv2<text:line-break/><text:soft-page-break/></text:p>
        </text:list-item>
      </text:list>
      <text:p text:style-name="Standard">version 3.4.6</text:p>
      <text:list xml:id="list5457904254389313857" text:style-name="L37">
        <text:list-item>
          <text:p text:style-name="P45">Adds AAV Version 2 file as a type that can be read (important when Do OCR check is enabled)</text:p>
        </text:list-item>
      </text:list>
      <text:p text:style-name="Standard"/>
      <text:p text:style-name="Standard">version 3.4.5</text:p>
      <text:list xml:id="list304838082444083899" text:style-name="L38">
        <text:list-item>
          <text:p text:style-name="P46">Fixes block integration which was failing when more than 4 lightcurves were being processed.<text:line-break/></text:p>
        </text:list-item>
        <text:list-item>
          <text:p text:style-name="P46">Made use diff and Do OCR checkboxes sticky.<text:line-break/></text:p>
        </text:list-item>
      </text:list>
      <text:p text:style-name="Standard">version 3.4.4</text:p>
      <text:list xml:id="list555666717378311536" text:style-name="L39">
        <text:list-item>
          <text:p text:style-name="P47">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5556888878303724866" text:style-name="L40">
        <text:list-item>
          <text:p text:style-name="P48">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8678920587277183266" text:style-name="L41">
        <text:list-item>
          <text:p text:style-name="P49">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6864016536530611052" text:style-name="L42">
        <text:list-item>
          <text:p text:style-name="P50">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50">Added a checkbox to disable the automatic display of D and R frames from the video for OCR quality control checks. <text:s/>When there are no concerns about OCR reliability (true for me nearly all the time), it can be annoying to have to close the frames all the time.<text:line-break/><text:soft-page-break/></text:p>
        </text:list-item>
        <text:list-item>
          <text:p text:style-name="P50">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8890267097051196784" text:style-name="L43">
        <text:list-item>
          <text:p text:style-name="P51">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3379208068140226619" text:style-name="L44">
        <text:list-item>
          <text:p text:style-name="P52">Automatically installs cv2 if not already present. <text:s/>This package is needed for the new frame view feature.<text:line-break/></text:p>
        </text:list-item>
      </text:list>
      <text:p text:style-name="Standard">version 3.3.8</text:p>
      <text:list xml:id="list4725767465032769680" text:style-name="L45">
        <text:list-item>
          <text:p text:style-name="P53">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3005554015717549991" text:style-name="L46">
        <text:list-item>
          <text:p text:style-name="P54">A new button (View frame) with an associated spinner for entry of a frame number has been added:</text:p>
          <text:p text:style-name="P54"/>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text:soft-page-break/>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443780385510449719" text:style-name="L47">
        <text:list-item>
          <text:p text:style-name="P55">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9122392247228878014" text:style-name="L48">
        <text:list-item>
          <text:p text:style-name="P56">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3678635515026201627" text:style-name="L49">
        <text:list-item>
          <text:p text:style-name="P57">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7365143432077957913" text:style-name="L50">
        <text:list-item>
          <text:p text:style-name="P58">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text:soft-page-break/>actual observation did not happen 'by chance'.<text:line-break/> </text:p>
        </text:list-item>
      </text:list>
      <text:p text:style-name="Standard">version 3.2.9</text:p>
      <text:list xml:id="list6256376372905935688" text:style-name="L51">
        <text:list-item>
          <text:p text:style-name="P59">Changed main plot so that the scroll wheel only zooms the x axis.</text:p>
        </text:list-item>
        <text:list-item>
          <text:p text:style-name="P59">Changed lightcurve plot so that it conforms properly to 'start-of-exposure'.<text:line-break/></text:p>
        </text:list-item>
      </text:list>
      <text:p text:style-name="Standard">version 3.2.8</text:p>
      <text:list xml:id="list3916855027794587815" text:style-name="L52">
        <text:list-item>
          <text:p text:style-name="P60">Changed font size in help files --- it was fine for Mac but too big for Win10<text:line-break/></text:p>
        </text:list-item>
      </text:list>
      <text:p text:style-name="Standard">version 3.2.7</text:p>
      <text:list xml:id="list2640855745968436234" text:style-name="L53">
        <text:list-item>
          <text:p text:style-name="P61">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9176773945000210656" text:style-name="L54">
        <text:list-item>
          <text:p text:style-name="P62">This is a 'cosmetic' release --- there should be NO detectable differences from version 3.2.5 in terms of functionality.</text:p>
        </text:list-item>
        <text:list-item>
          <text:p text:style-name="P62">All python files were brought into compliance with PEP 8 coding standards. <text:s/>Only I care about that.</text:p>
        </text:list-item>
        <text:list-item>
          <text:p text:style-name="P62">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62">All this 'cosmetic' work is in preparation for working on PyOTE issues again.<text:line-break/> </text:p>
        </text:list-item>
      </text:list>
      <text:p text:style-name="Standard">version 3.2.5</text:p>
      <text:list xml:id="list746668656922479093" text:style-name="L55">
        <text:list-item>
          <text:p text:style-name="P63">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842132472608757307" text:style-name="L56">
        <text:list-item>
          <text:p text:style-name="P64">Modified the test for newer version to accommodate the different strings returned by pip 18.1 and pip 19.0+</text:p>
        </text:list-item>
        <text:list-item>
          <text:p text:style-name="P64">Added ability to invoke PyOTE from PyMovie with an externally supplied csv file that is automatically opened.<text:line-break/></text:p>
        </text:list-item>
      </text:list>
      <text:p text:style-name="Standard">version 3.2.3</text:p>
      <text:list xml:id="list4267698596493950013" text:style-name="L57">
        <text:list-item>
          <text:p text:style-name="P65">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65"><text:soft-page-break/>Added support for the PyMovie csv format<text:line-break/></text:p>
        </text:list-item>
      </text:list>
      <text:p text:style-name="Standard">version 3.2.1</text:p>
      <text:list xml:id="list3774403037175767392" text:style-name="L58">
        <text:list-item>
          <text:p text:style-name="P66">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4792713744374692272" text:style-name="L59">
        <text:list-item>
          <text:p text:style-name="P67">Changed GUI to better align text on min max edit boxes to avoid confusion.<text:line-break/></text:p>
        </text:list-item>
      </text:list>
      <text:p text:style-name="Standard">version 3.1.9</text:p>
      <text:list xml:id="list3700802841015799972" text:style-name="L60">
        <text:list-item>
          <text:p text:style-name="P68">Fixed a bug in the test for a min/max solution search being constrained by a too large min value.<text:line-break/></text:p>
        </text:list-item>
      </text:list>
      <text:p text:style-name="Standard">version 3.1.8</text:p>
      <text:list xml:id="list3164567367666023434" text:style-name="L61">
        <text:list-item>
          <text:p text:style-name="P69">version 3.1.7 was released without an updated version history. <text:s/>Here is what was changed in 3.1.7:<text:line-break/></text:p>
        </text:list-item>
        <text:list-item>
          <text:p text:style-name="P69">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1922987402283237962" text:style-name="L62">
        <text:list-item>
          <text:p text:style-name="P70">Values entered in the Manual Timestamp Entry dialog box are now 'sticky', thus making corrections easy to do without requiring re-entry of all data. </text:p>
          <text:p text:style-name="P70"><text:line-break/>Also trapped is the case where a user has entered a custom frame time but failed to click the radio button indicating that it is to be used.<text:line-break/></text:p>
        </text:list-item>
      </text:list>
      <text:p text:style-name="Standard">version 3.1.5:</text:p>
      <text:list xml:id="list3080062567553933801" text:style-name="L63">
        <text:list-item>
          <text:p text:style-name="P71">Added additional tests of candidate solutions against a straight line so that there <text:s/>should always be agreement between a solution found by a min/max event size search and a marked D and R region search of the same area.<text:line-break/><text:soft-pag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2812823617965300939" text:style-name="L64">
        <text:list-item>
          <text:p text:style-name="P72">Fixed error in new dropped reading detection logic when light curve was processed in field mode.<text:line-break/></text:p>
        </text:list-item>
        <text:list-item>
          <text:p text:style-name="P72">Cleaned up some language in tooltips.<text:line-break/></text:p>
        </text:list-item>
      </text:list>
      <text:p text:style-name="Standard">version 3.1.3:</text:p>
      <text:list xml:id="list3724740613391127724" text:style-name="L65">
        <text:list-item>
          <text:p text:style-name="P73">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73">Eliminated the 'entry num' column in the data matrix at the lower left of the GUI. The 'entry num' is unused and a possible source of confusion with the frame or field number for the unwary.<text:line-break/></text:p>
        </text:list-item>
        <text:list-item>
          <text:p text:style-name="P73">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3078905008293621873" text:style-name="L66">
        <text:list-item>
          <text:p text:style-name="P74">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2385553702797243936" text:style-name="L67">
        <text:list-item>
          <text:p text:style-name="P75">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75"><text:soft-page-break/>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75">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1702158453561581399" text:style-name="L68">
        <text:list-item>
          <text:p text:style-name="P76">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8934977601140814914" text:style-name="L69">
        <text:list-item>
          <text:p text:style-name="P77">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8356196500954734799" text:style-name="L70">
        <text:list-item>
          <text:p text:style-name="P78">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3531594836173402682" text:style-name="L71">
        <text:list-item>
          <text:p text:style-name="P79">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6533180579305902991" text:style-name="L72">
        <text:list-item>
          <text:p text:style-name="P80">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5835415536522878995" text:style-name="L73">
        <text:list-item>
          <text:p text:style-name="P81">Disable the Accept integration button when user overrides an automatic block analysis with a manual block selection followed by a click on the Block integrate button.<text:line-break/><text:soft-page-break/></text:p>
        </text:list-item>
      </text:list>
      <text:p text:style-name="Standard">version 2.1.4:</text:p>
      <text:list xml:id="list3603831962050279124" text:style-name="L74">
        <text:list-item>
          <text:p text:style-name="P82">Corrected a bug that kept manual selection of block integration from being performed after a refusal to accept the automatic block analysis results.<text:line-break/></text:p>
        </text:list-item>
      </text:list>
      <text:p text:style-name="Standard">version 2.1.3:</text:p>
      <text:list xml:id="list3586122972271583726" text:style-name="L75">
        <text:list-item>
          <text:p text:style-name="P83">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149833817092242572" text:style-name="L76">
        <text:list-item>
          <text:p text:style-name="P84">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3552410060761173325" text:style-name="L77">
        <text:list-item>
          <text:p text:style-name="P85">Added progress bar tracking of block integration analysis because it can take an extended amount of time to complete the analysis when the light curve has many points.<text:line-break/></text:p>
        </text:list-item>
      </text:list>
      <text:p text:style-name="Standard">version 2.1.0</text:p>
      <text:list xml:id="list8220795050671669659" text:style-name="L78">
        <text:list-item>
          <text:p text:style-name="P86">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8813913696295129646" text:style-name="L79">
        <text:list-item>
          <text:p text:style-name="P87">Made the selection of Tooltip display 'sticky'</text:p>
        </text:list-item>
        <text:list-item>
          <text:p text:style-name="P87">Duration calculation when D and R span midnight now handled correctly</text:p>
        </text:list-item>
      </text:list>
      <text:p text:style-name="Standard"/>
      <text:p text:style-name="Standard">version 2.0.8</text:p>
      <text:list xml:id="list9170545447580118640" text:style-name="L80">
        <text:list-item>
          <text:p text:style-name="P88">toolTips changed to invoke and display in a custom dialog box that can be moved and resized to better accommodate legacy displays</text:p>
        </text:list-item>
        <text:list-item>
          <text:p text:style-name="P88">Calc flash timing calculation fixed to properly deal with the non-integer frame numbers that can result from field processed csv files</text:p>
        </text:list-item>
        <text:list-item>
          <text:p text:style-name="P88">Flash timing has been verified to work with integrated light curves</text:p>
        </text:list-item>
        <text:list-item>
          <text:p text:style-name="P88">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5941098011983456827" text:style-name="L81">
        <text:list-item>
          <text:p text:style-name="P89"><text:soft-page-break/>Adds a button to calculate the edge position of an LED timing flash.</text:p>
        </text:list-item>
        <text:list-item>
          <text:p text:style-name="P89">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89">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89">Adds a checkbox to force manual entry of timestamp info. <text:s/>This is useful when OCR on a VTI timed light curve has catastrophic errors. <text:s/>It is always employed when using LED flash timing.</text:p>
        </text:list-item>
      </text:list>
      <text:list xml:id="list1241011721991512469" text:style-name="L82">
        <text:list-item>
          <text:p text:style-name="P90">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5628496591983854871" text:style-name="L83">
        <text:list-item>
          <text:p text:style-name="P91">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3364560196579390117" text:style-name="L84">
        <text:list-item>
          <text:p text:style-name="P92">files generated by pyote now contain PYOTE in the filename.<text:line-break/></text:p>
        </text:list-item>
        <text:list-item>
          <text:p text:style-name="P92">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2164336277182675398" text:style-name="L85">
        <text:list-item>
          <text:p text:style-name="P93">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4996483867942258359" text:style-name="L86">
        <text:list-item>
          <text:p text:style-name="P94">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7816393790072870692" text:style-name="L87">
        <text:list-item>
          <text:p text:style-name="P95">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5680419844872847212" text:style-name="L88">
        <text:list-item>
          <text:p text:style-name="P96">improved handling of D and R region selection so that one cannot enter an invalid configuration --- automatic corrections/changes are applied.<text:line-break/><text:soft-page-break/></text:p>
        </text:list-item>
        <text:list-item>
          <text:p text:style-name="P96">incorporates a new 'solver' that no longer requires an initial estimation of baseline noise. <text:s/>This 'solver' is also much faster. <text:s/>With this 'solver', the two-pass modification added in version 1.46 is no longer needed.<text:line-break/></text:p>
        </text:list-item>
        <text:list-item>
          <text:p text:style-name="P96">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6918194244046150019" text:style-name="L89">
        <text:list-item>
          <text:p text:style-name="P97">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3130829121524830938" text:style-name="L90">
        <text:list-item>
          <text:p text:style-name="P98">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98">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1502529892658312400" text:style-name="L91">
        <text:list-item>
          <text:p text:style-name="P99">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5490590055901211332" text:style-name="L92">
        <text:list-item>
          <text:p text:style-name="P100"><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00">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00">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00">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8639705293716430160" text:style-name="L93">
        <text:list-item>
          <text:p text:style-name="P102">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1-08-07T23:09:55</dc:date>
    <meta:editing-cycles>130</meta:editing-cycles>
    <meta:editing-duration>PT23H12M37S</meta:editing-duration>
    <dc:creator>Robert Anderson</dc:creator>
    <meta:document-statistic meta:table-count="0" meta:image-count="3" meta:object-count="0" meta:page-count="18" meta:paragraph-count="250" meta:word-count="7029" meta:character-count="41099"/>
    <meta:template xlink:type="simple" xlink:actuate="onRequest" xlink:title="" xlink:href="Normal"/>
  </office:meta>
</office:document-meta>
</file>